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61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text-properties fo:font-size="9pt" style:font-size-asian="9pt" style:font-size-complex="9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>
      <loext:graphic-properties draw:fill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officeooo:rsid="0780cfca" style:font-style-complex="normal" style:text-overline-style="none" style:text-overline-color="font-color"/>
    </style:style>
    <style:style style:name="T42" style:family="text">
      <style:text-properties style:font-name="Pyidaungsu1" officeooo:rsid="0016aab4" style:font-name-complex="Pyidaungsu1"/>
    </style:style>
    <style:style style:name="T43" style:family="text">
      <style:text-properties style:font-name="Pyidaungsu1" officeooo:rsid="00124150" style:font-name-complex="Pyidaungsu1"/>
    </style:style>
    <style:style style:name="T44" style:family="text">
      <style:text-properties style:font-name="Pyidaungsu1" fo:font-size="9pt" officeooo:rsid="0016aab4" style:font-size-asian="9pt" style:font-name-complex="Pyidaungsu1" style:font-size-complex="9pt"/>
    </style:style>
    <style:style style:name="T45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6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6"><draw:custom-shape text:anchor-type="paragraph" draw:z-index="0" draw:name="Shape1" draw:style-name="gr3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<text:span text:style-name="T43">= <text:s text:c="4"/></text:span><text:span text:style-name="T20"><text:text-input text:description="py3o://function=&quot;o._get_basic_allowance()&quot;">basic</text:text-input></text:span><text:span text:style-name="T24"><text:s/></text:span><text:span text:style-name="T43"><text:s/>ကျပ်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ခ) ခံစားခွင့်ရှိသည့် အတူနေမိဘ <text:span text:style-name="T42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2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draw:custom-shape text:anchor-type="paragraph" draw:z-index="1" draw:name="Shape2" draw:style-name="gr2" draw:text-style-name="P8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46"><draw:custom-shape text:anchor-type="paragraph" draw:z-index="3" draw:name="Shape2_1" draw:style-name="gr1" draw:text-style-name="P8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62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6">(ဂ) အိမ်ထောင်ဖက်</text:p>
          </table:table-cell>
          <table:table-cell table:style-name="Table7.D1" office:value-type="string">
            <text:p text:style-name="P46"><draw:custom-shape text:anchor-type="paragraph" draw:z-index="4" draw:name="Shape2_2" draw:style-name="gr1" draw:text-style-name="P8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draw:custom-shape text:anchor-type="paragraph" draw:z-index="2" draw:name="Shape2_0" draw:style-name="gr1" draw:text-style-name="P8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ဃ) ခံစားခွင့်ရှိသည့် သား/သမီး <text:span text:style-name="T42"><text:s/>( <text:s text:c="5"/></text:span><text:span text:style-name="T23"><text:s/></text:span><text:span text:style-name="T20"><text:user-field-get text:name="py3o.o.children">children</text:user-field-get></text:span><text:span text:style-name="T23"><text:s text:c="3"/></text:span><text:span text:style-name="T42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င) ဝန်ထမ်းနှင့် အိမ်ထောင်ဖက်အတွက် အသက်အာမခံပရီမီယံ <text:span text:style-name="T42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18"><text:user-field-get text:name="py3o.o.company_id.hr_head_id.name">hr_head</text:user-field-get></text:span></text:p>
            <text:p text:style-name="P71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79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3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9"/>
          </table:table-cell>
          <table:table-cell table:style-name="Table9.A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5"/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61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02:44.110000000</dc:date>
    <meta:editing-duration>P1DT15H32M3S</meta:editing-duration>
    <meta:editing-cycles>904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